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orm_20_Yanıtları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Yanıtları 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Zaman damgası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ptitude (motivation) score</text:p>
          </table:table-cell>
          <table:table-cell table:style-name="ce1" office:value-type="string" calcext:value-type="string">
            <text:p>performance (academic) score</text:p>
          </table:table-cell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nationality (completely optional, added on request from multiple people)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10:22.999" calcext:value-type="date">
            <text:p>4/15/2024 0:10:2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.3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string" calcext:value-type="string">
            <text:p>Dutch</text:p>
          </table:table-cell>
          <table:table-cell table:style-name="ce4" table:formula="of:=VALUE([.C2])*0.4+VALUE([.D2])*0.6" office:value-type="float" office:value="4.78" calcext:value-type="float">
            <text:p>4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7:38.948" calcext:value-type="date">
            <text:p>4/15/2024 0:17:3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09</text:p>
          </table:table-cell>
          <table:table-cell table:style-name="ce3" office:value-type="string" calcext:value-type="string">
            <text:p>5.9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string" calcext:value-type="string">
            <text:p>EU</text:p>
          </table:table-cell>
          <table:table-cell table:style-name="ce4" table:formula="of:=VALUE([.C3])*0.4+VALUE([.D3])*0.6" office:value-type="float" office:value="5.224" calcext:value-type="float">
            <text:p>5.2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8:25.301" calcext:value-type="date">
            <text:p>4/15/2024 0:18:2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11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U</text:p>
          </table:table-cell>
          <table:table-cell table:style-name="ce4" table:formula="of:=VALUE([.C4])*0.4+VALUE([.D4])*0.6" office:value-type="float" office:value="8.076" calcext:value-type="float">
            <text:p>8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8:35.081" calcext:value-type="date">
            <text:p>4/15/2024 0:18:3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27</text:p>
          </table:table-cell>
          <table:table-cell table:style-name="ce3" office:value-type="string" calcext:value-type="string">
            <text:p>6.9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Dutch</text:p>
          </table:table-cell>
          <table:table-cell table:style-name="ce4" table:formula="of:=VALUE([.C5])*0.4+VALUE([.D5])*0.6" office:value-type="float" office:value="7.084" calcext:value-type="float">
            <text:p>7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8:48.704" calcext:value-type="date">
            <text:p>4/15/2024 0:18:4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7.4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EU</text:p>
          </table:table-cell>
          <table:table-cell table:style-name="ce4" table:formula="of:=VALUE([.C6])*0.4+VALUE([.D6])*0.6" office:value-type="float" office:value="6.62" calcext:value-type="float">
            <text:p>6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05.609" calcext:value-type="date">
            <text:p>4/15/2024 0:20:0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</text:p>
          </table:table-cell>
          <table:table-cell table:style-name="ce3" office:value-type="string" calcext:value-type="string">
            <text:p>9.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Non-EU</text:p>
          </table:table-cell>
          <table:table-cell table:style-name="ce4" table:formula="of:=VALUE([.C7])*0.4+VALUE([.D7])*0.6" office:value-type="float" office:value="7.552" calcext:value-type="float">
            <text:p>7.5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44.715" calcext:value-type="date">
            <text:p>4/15/2024 0:20:4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45</text:p>
          </table:table-cell>
          <table:table-cell table:style-name="ce3" office:value-type="string" calcext:value-type="string">
            <text:p>7.9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string" calcext:value-type="string">
            <text:p>Non-EU</text:p>
          </table:table-cell>
          <table:table-cell table:style-name="ce4" table:formula="of:=VALUE([.C8])*0.4+VALUE([.D8])*0.6" office:value-type="float" office:value="6.126" calcext:value-type="float">
            <text:p>6.1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50.238" calcext:value-type="date">
            <text:p>4/15/2024 0:20:5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4.36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string" calcext:value-type="string">
            <text:p>Dutch</text:p>
          </table:table-cell>
          <table:table-cell table:style-name="ce4" table:formula="of:=VALUE([.C9])*0.4+VALUE([.D9])*0.6" office:value-type="float" office:value="4.508" calcext:value-type="float">
            <text:p>4.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51.104" calcext:value-type="date">
            <text:p>4/15/2024 0:20:5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EU</text:p>
          </table:table-cell>
          <table:table-cell table:style-name="ce4" table:formula="of:=VALUE([.C10])*0.4+VALUE([.D10])*0.6" office:value-type="float" office:value="7.2" calcext:value-type="float">
            <text:p>7.2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1:39.589" calcext:value-type="date">
            <text:p>4/15/2024 0:21:3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6.8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string" calcext:value-type="string">
            <text:p>EU</text:p>
          </table:table-cell>
          <table:table-cell table:style-name="ce4" table:formula="of:=VALUE([.C11])*0.4+VALUE([.D11])*0.6" office:value-type="float" office:value="5.978" calcext:value-type="float">
            <text:p>5.9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2:55.961" calcext:value-type="date">
            <text:p>4/15/2024 0:22:5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7.8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Non-EU</text:p>
          </table:table-cell>
          <table:table-cell table:style-name="ce4" table:formula="of:=VALUE([.C12])*0.4+VALUE([.D12])*0.6" office:value-type="float" office:value="6.608" calcext:value-type="float">
            <text:p>6.6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3:11.069" calcext:value-type="date">
            <text:p>4/15/2024 0:23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84</text:p>
          </table:table-cell>
          <table:table-cell table:style-name="ce3" office:value-type="string" calcext:value-type="string">
            <text:p>6.7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Non-EU</text:p>
          </table:table-cell>
          <table:table-cell table:style-name="ce4" table:formula="of:=VALUE([.C13])*0.4+VALUE([.D13])*0.6" office:value-type="float" office:value="6.398" calcext:value-type="float">
            <text:p>6.4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5:49.296" calcext:value-type="date">
            <text:p>4/15/2024 0:25:4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78</text:p>
          </table:table-cell>
          <table:table-cell table:style-name="ce3" office:value-type="string" calcext:value-type="string">
            <text:p>8.4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Non-EU</text:p>
          </table:table-cell>
          <table:table-cell table:style-name="ce4" table:formula="of:=VALUE([.C14])*0.4+VALUE([.D14])*0.6" office:value-type="float" office:value="6.576" calcext:value-type="float">
            <text:p>6.5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5:55.944" calcext:value-type="date">
            <text:p>4/15/2024 0:25:5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46</text:p>
          </table:table-cell>
          <table:table-cell table:style-name="ce3" office:value-type="string" calcext:value-type="string">
            <text:p>2.56</text:p>
          </table:table-cell>
          <table:table-cell table:style-name="ce3" office:value-type="float" office:value="1925" calcext:value-type="float">
            <text:p>1925</text:p>
          </table:table-cell>
          <table:table-cell/>
          <table:table-cell table:style-name="ce4" table:formula="of:=VALUE([.C15])*0.4+VALUE([.D15])*0.6" office:value-type="float" office:value="2.92" calcext:value-type="float">
            <text:p>2.9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6:52.958" calcext:value-type="date">
            <text:p>4/15/2024 0:26:5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string" calcext:value-type="string">
            <text:p>7.39</text:p>
          </table:table-cell>
          <table:table-cell table:style-name="ce3" office:value-type="float" office:value="138" calcext:value-type="float">
            <text:p>138</text:p>
            <draw:frame table:end-cell-address="'Form Yanıtları 1'.H34" table:end-x="0.0795in" table:end-y="0.0622in" draw:z-index="0" draw:name="Chart 1" draw:style-name="gr1" draw:text-style-name="P1" svg:width="3.3354in" svg:height="3.3768in" svg:x="1.1146in" svg:y="0.1354in">
              <draw:object draw:notify-on-update-of-ranges="'Form Yanıtları 1'.G2:'Form Yanıtları 1'.G199 'Form Yanıtları 1'.E1:'Form Yanıtları 1'.E1 'Form Yanıtları 1'.E2:'Form Yanıtları 1'.E19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" office:value-type="string" calcext:value-type="string">
            <text:p>EU</text:p>
          </table:table-cell>
          <table:table-cell table:style-name="ce4" table:formula="of:=VALUE([.C16])*0.4+VALUE([.D16])*0.6" office:value-type="float" office:value="7.026" calcext:value-type="float">
            <text:p>7.0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7:41.56" calcext:value-type="date">
            <text:p>4/15/2024 0:27:4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91</text:p>
          </table:table-cell>
          <table:table-cell table:style-name="ce3" office:value-type="string" calcext:value-type="string">
            <text:p>7.8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Dutch</text:p>
          </table:table-cell>
          <table:table-cell table:style-name="ce4" table:formula="of:=VALUE([.C17])*0.4+VALUE([.D17])*0.6" office:value-type="float" office:value="7.874" calcext:value-type="float">
            <text:p>7.8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8:42.785" calcext:value-type="date">
            <text:p>4/15/2024 0:28:4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8.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string" calcext:value-type="string">
            <text:p>EU</text:p>
          </table:table-cell>
          <table:table-cell table:style-name="ce4" table:formula="of:=VALUE([.C18])*0.4+VALUE([.D18])*0.6" office:value-type="float" office:value="6.18" calcext:value-type="float">
            <text:p>6.1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9:04.349" calcext:value-type="date">
            <text:p>4/15/2024 0:29:0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5.5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string" calcext:value-type="string">
            <text:p>EU</text:p>
          </table:table-cell>
          <table:table-cell table:style-name="ce4" table:formula="of:=VALUE([.C19])*0.4+VALUE([.D19])*0.6" office:value-type="float" office:value="5.498" calcext:value-type="float">
            <text:p>5.5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1:04.61" calcext:value-type="date">
            <text:p>4/15/2024 0:31:0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string" calcext:value-type="string">
            <text:p>6.14</text:p>
          </table:table-cell>
          <table:table-cell table:style-name="ce3" office:value-type="float" office:value="350" calcext:value-type="float">
            <text:p>350</text:p>
          </table:table-cell>
          <table:table-cell/>
          <table:table-cell table:style-name="ce4" table:formula="of:=VALUE([.C20])*0.4+VALUE([.D20])*0.6" office:value-type="float" office:value="6.276" calcext:value-type="float">
            <text:p>6.2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19.689" calcext:value-type="date">
            <text:p>4/15/2024 0:32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8.32</text:p>
          </table:table-cell>
          <table:table-cell table:style-name="ce3" office:value-type="float" office:value="58" calcext:value-type="float">
            <text:p>58</text:p>
          </table:table-cell>
          <table:table-cell/>
          <table:table-cell table:style-name="ce4" table:formula="of:=VALUE([.C21])*0.4+VALUE([.D21])*0.6" office:value-type="float" office:value="7.52" calcext:value-type="float">
            <text:p>7.5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42.12" calcext:value-type="date">
            <text:p>4/15/2024 0:32:4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43</text:p>
          </table:table-cell>
          <table:table-cell table:style-name="ce3" office:value-type="string" calcext:value-type="string">
            <text:p>5.91</text:p>
          </table:table-cell>
          <table:table-cell table:style-name="ce3" office:value-type="float" office:value="260" calcext:value-type="float">
            <text:p>260</text:p>
          </table:table-cell>
          <table:table-cell/>
          <table:table-cell table:style-name="ce4" table:formula="of:=VALUE([.C22])*0.4+VALUE([.D22])*0.6" office:value-type="float" office:value="6.518" calcext:value-type="float">
            <text:p>6.5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53.295" calcext:value-type="date">
            <text:p>4/15/2024 0:32:5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0</text:p>
          </table:table-cell>
          <table:table-cell table:style-name="ce3" office:value-type="string" calcext:value-type="string">
            <text:p>4.75</text:p>
          </table:table-cell>
          <table:table-cell table:style-name="ce3" office:value-type="float" office:value="1152" calcext:value-type="float">
            <text:p>1152</text:p>
          </table:table-cell>
          <table:table-cell/>
          <table:table-cell table:style-name="ce4" table:formula="of:=VALUE([.C23])*0.4+VALUE([.D23])*0.6" office:value-type="float" office:value="4.93" calcext:value-type="float">
            <text:p>4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57.642" calcext:value-type="date">
            <text:p>4/15/2024 0:32:5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52</text:p>
          </table:table-cell>
          <table:table-cell table:style-name="ce3" office:value-type="string" calcext:value-type="string">
            <text:p>8.17</text:p>
          </table:table-cell>
          <table:table-cell table:style-name="ce3" office:value-type="float" office:value="118" calcext:value-type="float">
            <text:p>118</text:p>
          </table:table-cell>
          <table:table-cell/>
          <table:table-cell table:style-name="ce4" table:formula="of:=VALUE([.C24])*0.4+VALUE([.D24])*0.6" office:value-type="float" office:value="7.11" calcext:value-type="float">
            <text:p>7.1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59.999" calcext:value-type="date">
            <text:p>4/15/2024 0:32:5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12</text:p>
          </table:table-cell>
          <table:table-cell table:style-name="ce3" office:value-type="float" office:value="195" calcext:value-type="float">
            <text:p>195</text:p>
          </table:table-cell>
          <table:table-cell/>
          <table:table-cell table:style-name="ce4" table:formula="of:=VALUE([.C25])*0.4+VALUE([.D25])*0.6" office:value-type="float" office:value="6.736" calcext:value-type="float">
            <text:p>6.7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3:33.335" calcext:value-type="date">
            <text:p>4/15/2024 0:33:3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41</text:p>
          </table:table-cell>
          <table:table-cell table:style-name="ce3" office:value-type="string" calcext:value-type="string">
            <text:p>8.65</text:p>
          </table:table-cell>
          <table:table-cell table:style-name="ce3" office:value-type="float" office:value="148" calcext:value-type="float">
            <text:p>148</text:p>
          </table:table-cell>
          <table:table-cell/>
          <table:table-cell table:style-name="ce4" table:formula="of:=VALUE([.C26])*0.4+VALUE([.D26])*0.6" office:value-type="float" office:value="6.954" calcext:value-type="float">
            <text:p>6.9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3:39.948" calcext:value-type="date">
            <text:p>4/15/2024 0:33:3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string" calcext:value-type="string">
            <text:p>6.88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ce4" table:formula="of:=VALUE([.C27])*0.4+VALUE([.D27])*0.6" office:value-type="float" office:value="7.164" calcext:value-type="float">
            <text:p>7.1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3:39.533" calcext:value-type="date">
            <text:p>4/15/2024 0:33:3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25</text:p>
          </table:table-cell>
          <table:table-cell table:style-name="ce3" office:value-type="string" calcext:value-type="string">
            <text:p>7.04</text:p>
          </table:table-cell>
          <table:table-cell table:style-name="ce3" office:value-type="float" office:value="549" calcext:value-type="float">
            <text:p>549</text:p>
          </table:table-cell>
          <table:table-cell/>
          <table:table-cell table:style-name="ce4" table:formula="of:=VALUE([.C28])*0.4+VALUE([.D28])*0.6" office:value-type="float" office:value="5.924" calcext:value-type="float">
            <text:p>5.9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5:19.903" calcext:value-type="date">
            <text:p>4/15/2024 0:35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89</text:p>
          </table:table-cell>
          <table:table-cell table:style-name="ce3" office:value-type="string" calcext:value-type="string">
            <text:p>8.26</text:p>
          </table:table-cell>
          <table:table-cell table:style-name="ce3" office:value-type="float" office:value="153" calcext:value-type="float">
            <text:p>153</text:p>
          </table:table-cell>
          <table:table-cell/>
          <table:table-cell table:style-name="ce4" table:formula="of:=VALUE([.C29])*0.4+VALUE([.D29])*0.6" office:value-type="float" office:value="6.912" calcext:value-type="float">
            <text:p>6.9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4:50.267" calcext:value-type="date">
            <text:p>4/15/2024 0:44:5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16</text:p>
          </table:table-cell>
          <table:table-cell table:style-name="ce3" office:value-type="string" calcext:value-type="string">
            <text:p>7.22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style-name="ce4" table:formula="of:=VALUE([.C30])*0.4+VALUE([.D30])*0.6" office:value-type="float" office:value="6.396" calcext:value-type="float">
            <text:p>6.4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5:22.39" calcext:value-type="date">
            <text:p>4/15/2024 0:45:2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6.46</text:p>
          </table:table-cell>
          <table:table-cell table:style-name="ce3" office:value-type="float" office:value="499" calcext:value-type="float">
            <text:p>499</text:p>
          </table:table-cell>
          <table:table-cell/>
          <table:table-cell table:style-name="ce4" table:formula="of:=VALUE([.C31])*0.4+VALUE([.D31])*0.6" office:value-type="float" office:value="6.02" calcext:value-type="float">
            <text:p>6.0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5:25.549" calcext:value-type="date">
            <text:p>4/15/2024 0:45:2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22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style-name="ce4" table:formula="of:=VALUE([.C32])*0.4+VALUE([.D32])*0.6" office:value-type="float" office:value="6.796" calcext:value-type="float">
            <text:p>6.8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5:43.454" calcext:value-type="date">
            <text:p>4/15/2024 0:45:4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84</text:p>
          </table:table-cell>
          <table:table-cell table:style-name="ce3" office:value-type="string" calcext:value-type="string">
            <text:p>4.45</text:p>
          </table:table-cell>
          <table:table-cell table:style-name="ce3" office:value-type="float" office:value="1109" calcext:value-type="float">
            <text:p>1109</text:p>
          </table:table-cell>
          <table:table-cell/>
          <table:table-cell table:style-name="ce4" table:formula="of:=VALUE([.C33])*0.4+VALUE([.D33])*0.6" office:value-type="float" office:value="5.006" calcext:value-type="float">
            <text:p>5.0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0:22.272" calcext:value-type="date">
            <text:p>4/15/2024 0:50:2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7.80</text:p>
          </table:table-cell>
          <table:table-cell table:style-name="ce3" office:value-type="float" office:value="93" calcext:value-type="float">
            <text:p>93</text:p>
          </table:table-cell>
          <table:table-cell/>
          <table:table-cell table:style-name="ce4" table:formula="of:=VALUE([.C34])*0.4+VALUE([.D34])*0.6" office:value-type="float" office:value="7.208" calcext:value-type="float">
            <text:p>7.2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1:20.495" calcext:value-type="date">
            <text:p>4/15/2024 0:51:2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93</text:p>
          </table:table-cell>
          <table:table-cell table:style-name="ce3" office:value-type="string" calcext:value-type="string">
            <text:p>7.14</text:p>
          </table:table-cell>
          <table:table-cell table:style-name="ce3" office:value-type="float" office:value="581" calcext:value-type="float">
            <text:p>581</text:p>
          </table:table-cell>
          <table:table-cell/>
          <table:table-cell table:style-name="ce4" table:formula="of:=VALUE([.C35])*0.4+VALUE([.D35])*0.6" office:value-type="float" office:value="5.856" calcext:value-type="float">
            <text:p>5.8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2:29.474" calcext:value-type="date">
            <text:p>4/15/2024 0:52:2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5.30</text:p>
          </table:table-cell>
          <table:table-cell table:style-name="ce3" office:value-type="float" office:value="913" calcext:value-type="float">
            <text:p>913</text:p>
          </table:table-cell>
          <table:table-cell/>
          <table:table-cell table:style-name="ce4" table:formula="of:=VALUE([.C36])*0.4+VALUE([.D36])*0.6" office:value-type="float" office:value="5.324" calcext:value-type="float">
            <text:p>5.3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2:36.92" calcext:value-type="date">
            <text:p>4/15/2024 0:52:3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89</text:p>
          </table:table-cell>
          <table:table-cell table:style-name="ce3" office:value-type="string" calcext:value-type="string">
            <text:p>7.44</text:p>
          </table:table-cell>
          <table:table-cell table:style-name="ce3" office:value-type="float" office:value="301" calcext:value-type="float">
            <text:p>301</text:p>
          </table:table-cell>
          <table:table-cell/>
          <table:table-cell table:style-name="ce4" table:formula="of:=VALUE([.C37])*0.4+VALUE([.D37])*0.6" office:value-type="float" office:value="6.42" calcext:value-type="float">
            <text:p>6.4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6:09.02" calcext:value-type="date">
            <text:p>4/15/2024 0:56:0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68</text:p>
          </table:table-cell>
          <table:table-cell table:style-name="ce3" office:value-type="string" calcext:value-type="string">
            <text:p>6.54</text:p>
          </table:table-cell>
          <table:table-cell table:style-name="ce3" office:value-type="float" office:value="408" calcext:value-type="float">
            <text:p>408</text:p>
          </table:table-cell>
          <table:table-cell/>
          <table:table-cell table:style-name="ce4" table:formula="of:=VALUE([.C38])*0.4+VALUE([.D38])*0.6" office:value-type="float" office:value="6.196" calcext:value-type="float">
            <text:p>6.2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8:02.168" calcext:value-type="date">
            <text:p>4/15/2024 0:58:0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6.57</text:p>
          </table:table-cell>
          <table:table-cell table:style-name="ce3" office:value-type="float" office:value="276" calcext:value-type="float">
            <text:p>276</text:p>
          </table:table-cell>
          <table:table-cell/>
          <table:table-cell table:style-name="ce4" table:formula="of:=VALUE([.C39])*0.4+VALUE([.D39])*0.6" office:value-type="float" office:value="6.47" calcext:value-type="float">
            <text:p>6.4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8:35.341" calcext:value-type="date">
            <text:p>4/15/2024 0:58:3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8.23</text:p>
          </table:table-cell>
          <table:table-cell table:style-name="ce3" office:value-type="float" office:value="63" calcext:value-type="float">
            <text:p>63</text:p>
          </table:table-cell>
          <table:table-cell/>
          <table:table-cell table:style-name="ce4" table:formula="of:=VALUE([.C40])*0.4+VALUE([.D40])*0.6" office:value-type="float" office:value="7.402" calcext:value-type="float">
            <text:p>7.4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0:19.763" calcext:value-type="date">
            <text:p>4/15/2024 1:00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00</text:p>
          </table:table-cell>
          <table:table-cell table:style-name="ce3" office:value-type="string" calcext:value-type="string">
            <text:p>7.98</text:p>
          </table:table-cell>
          <table:table-cell table:style-name="ce3" office:value-type="float" office:value="97" calcext:value-type="float">
            <text:p>97</text:p>
          </table:table-cell>
          <table:table-cell/>
          <table:table-cell table:style-name="ce4" table:formula="of:=VALUE([.C41])*0.4+VALUE([.D41])*0.6" office:value-type="float" office:value="7.188" calcext:value-type="float">
            <text:p>7.1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23.238" calcext:value-type="date">
            <text:p>4/15/2024 1:02: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float" office:value="219" calcext:value-type="float">
            <text:p>219</text:p>
          </table:table-cell>
          <table:table-cell/>
          <table:table-cell table:style-name="ce4" table:formula="of:=VALUE([.C42])*0.4+VALUE([.D42])*0.6" office:value-type="float" office:value="6.668" calcext:value-type="float">
            <text:p>6.6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42.638" calcext:value-type="date">
            <text:p>4/15/2024 1:02:4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6.75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4" table:formula="of:=VALUE([.C43])*0.4+VALUE([.D43])*0.6" office:value-type="float" office:value="6.514" calcext:value-type="float">
            <text:p>6.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44.667" calcext:value-type="date">
            <text:p>4/15/2024 1:02:4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44</text:p>
          </table:table-cell>
          <table:table-cell table:style-name="ce3" office:value-type="float" office:value="151" calcext:value-type="float">
            <text:p>151</text:p>
          </table:table-cell>
          <table:table-cell/>
          <table:table-cell table:style-name="ce4" table:formula="of:=VALUE([.C44])*0.4+VALUE([.D44])*0.6" office:value-type="float" office:value="6.928" calcext:value-type="float">
            <text:p>6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59.408" calcext:value-type="date">
            <text:p>4/15/2024 1:02:5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9.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4" table:formula="of:=VALUE([.C45])*0.4+VALUE([.D45])*0.6" office:value-type="float" office:value="9.56" calcext:value-type="float">
            <text:p>9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3:06.417" calcext:value-type="date">
            <text:p>4/15/2024 1:03:0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27</text:p>
          </table:table-cell>
          <table:table-cell table:style-name="ce3" office:value-type="string" calcext:value-type="string">
            <text:p>8.26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table:style-name="ce4" table:formula="of:=VALUE([.C46])*0.4+VALUE([.D46])*0.6" office:value-type="float" office:value="7.864" calcext:value-type="float">
            <text:p>7.8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3:17.063" calcext:value-type="date">
            <text:p>4/15/2024 1:03:1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79</text:p>
          </table:table-cell>
          <table:table-cell table:style-name="ce3" office:value-type="string" calcext:value-type="string">
            <text:p>6.91</text:p>
          </table:table-cell>
          <table:table-cell table:style-name="ce3" office:value-type="float" office:value="165" calcext:value-type="float">
            <text:p>165</text:p>
          </table:table-cell>
          <table:table-cell/>
          <table:table-cell table:style-name="ce4" table:formula="of:=VALUE([.C47])*0.4+VALUE([.D47])*0.6" office:value-type="float" office:value="6.862" calcext:value-type="float">
            <text:p>6.8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3:27.709" calcext:value-type="date">
            <text:p>4/15/2024 1:03:2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52</text:p>
          </table:table-cell>
          <table:table-cell table:style-name="ce3" office:value-type="string" calcext:value-type="string">
            <text:p>7.25</text:p>
          </table:table-cell>
          <table:table-cell table:style-name="ce3" office:value-type="float" office:value="246" calcext:value-type="float">
            <text:p>246</text:p>
          </table:table-cell>
          <table:table-cell/>
          <table:table-cell table:style-name="ce4" table:formula="of:=VALUE([.C48])*0.4+VALUE([.D48])*0.6" office:value-type="float" office:value="6.558" calcext:value-type="float">
            <text:p>6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4:11.624" calcext:value-type="date">
            <text:p>4/15/2024 1:04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1</text:p>
          </table:table-cell>
          <table:table-cell table:style-name="ce3" office:value-type="string" calcext:value-type="string">
            <text:p>6.67</text:p>
          </table:table-cell>
          <table:table-cell table:style-name="ce3" office:value-type="float" office:value="464" calcext:value-type="float">
            <text:p>464</text:p>
          </table:table-cell>
          <table:table-cell/>
          <table:table-cell table:style-name="ce4" table:formula="of:=VALUE([.C49])*0.4+VALUE([.D49])*0.6" office:value-type="float" office:value="6.086" calcext:value-type="float">
            <text:p>6.0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4:11.84" calcext:value-type="date">
            <text:p>4/15/2024 1:04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string" calcext:value-type="string">
            <text:p>7.07</text:p>
          </table:table-cell>
          <table:table-cell table:style-name="ce3" office:value-type="float" office:value="169" calcext:value-type="float">
            <text:p>169</text:p>
          </table:table-cell>
          <table:table-cell/>
          <table:table-cell table:style-name="ce4" table:formula="of:=VALUE([.C50])*0.4+VALUE([.D50])*0.6" office:value-type="float" office:value="6.834" calcext:value-type="float">
            <text:p>6.8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8:04.837" calcext:value-type="date">
            <text:p>4/15/2024 1:08:0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6.01</text:p>
          </table:table-cell>
          <table:table-cell table:style-name="ce3" office:value-type="float" office:value="315" calcext:value-type="float">
            <text:p>315</text:p>
          </table:table-cell>
          <table:table-cell/>
          <table:table-cell table:style-name="ce4" table:formula="of:=VALUE([.C51])*0.4+VALUE([.D51])*0.6" office:value-type="float" office:value="6.386" calcext:value-type="float">
            <text:p>6.3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9:39.844" calcext:value-type="date">
            <text:p>4/15/2024 1:09:3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6.47</text:p>
          </table:table-cell>
          <table:table-cell table:style-name="ce3" office:value-type="float" office:value="221" calcext:value-type="float">
            <text:p>221</text:p>
          </table:table-cell>
          <table:table-cell/>
          <table:table-cell table:style-name="ce4" table:formula="of:=VALUE([.C52])*0.4+VALUE([.D52])*0.6" office:value-type="float" office:value="6.662" calcext:value-type="float">
            <text:p>6.6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10:07.666" calcext:value-type="date">
            <text:p>4/15/2024 1:10:0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6.79</text:p>
          </table:table-cell>
          <table:table-cell table:style-name="ce3" office:value-type="float" office:value="238" calcext:value-type="float">
            <text:p>238</text:p>
          </table:table-cell>
          <table:table-cell/>
          <table:table-cell table:style-name="ce4" table:formula="of:=VALUE([.C53])*0.4+VALUE([.D53])*0.6" office:value-type="float" office:value="6.602" calcext:value-type="float">
            <text:p>6.6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10:37.838" calcext:value-type="date">
            <text:p>4/15/2024 1:10:3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25</text:p>
          </table:table-cell>
          <table:table-cell table:style-name="ce3" office:value-type="string" calcext:value-type="string">
            <text:p>6.88</text:p>
          </table:table-cell>
          <table:table-cell table:style-name="ce3" office:value-type="float" office:value="596" calcext:value-type="float">
            <text:p>596</text:p>
          </table:table-cell>
          <table:table-cell/>
          <table:table-cell table:style-name="ce4" table:formula="of:=VALUE([.C54])*0.4+VALUE([.D54])*0.6" office:value-type="float" office:value="5.828" calcext:value-type="float">
            <text:p>5.8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38:45.69" calcext:value-type="date">
            <text:p>4/15/2024 1:38:4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1.87</text:p>
          </table:table-cell>
          <table:table-cell table:style-name="ce3" office:value-type="string" calcext:value-type="string">
            <text:p>8.83</text:p>
          </table:table-cell>
          <table:table-cell table:style-name="ce3" office:value-type="float" office:value="488" calcext:value-type="float">
            <text:p>488</text:p>
          </table:table-cell>
          <table:table-cell/>
          <table:table-cell table:style-name="ce4" table:formula="of:=VALUE([.C55])*0.4+VALUE([.D55])*0.6" office:value-type="float" office:value="6.046" calcext:value-type="float">
            <text:p>6.0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40:52.385" calcext:value-type="date">
            <text:p>4/15/2024 1:40:5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0</text:p>
          </table:table-cell>
          <table:table-cell table:style-name="ce3" office:value-type="string" calcext:value-type="string">
            <text:p>5.65</text:p>
          </table:table-cell>
          <table:table-cell table:style-name="ce3" office:value-type="float" office:value="804" calcext:value-type="float">
            <text:p>804</text:p>
          </table:table-cell>
          <table:table-cell/>
          <table:table-cell table:style-name="ce4" table:formula="of:=VALUE([.C56])*0.4+VALUE([.D56])*0.6" office:value-type="float" office:value="5.47" calcext:value-type="float">
            <text:p>5.4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41:49.29" calcext:value-type="date">
            <text:p>4/15/2024 1:41:4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09</text:p>
          </table:table-cell>
          <table:table-cell table:style-name="ce3" office:value-type="string" calcext:value-type="string">
            <text:p>6.96</text:p>
          </table:table-cell>
          <table:table-cell table:style-name="ce3" office:value-type="float" office:value="612" calcext:value-type="float">
            <text:p>612</text:p>
          </table:table-cell>
          <table:table-cell/>
          <table:table-cell table:style-name="ce4" table:formula="of:=VALUE([.C57])*0.4+VALUE([.D57])*0.6" office:value-type="float" office:value="5.812" calcext:value-type="float">
            <text:p>5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46:29.587" calcext:value-type="date">
            <text:p>4/15/2024 1:46:2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.25</text:p>
          </table:table-cell>
          <table:table-cell table:style-name="ce3" office:value-type="float" office:value="192" calcext:value-type="float">
            <text:p>192</text:p>
          </table:table-cell>
          <table:table-cell/>
          <table:table-cell table:style-name="ce4" table:formula="of:=VALUE([.C58])*0.4+VALUE([.D58])*0.6" office:value-type="float" office:value="6.75" calcext:value-type="float">
            <text:p>6.7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55:05.992" calcext:value-type="date">
            <text:p>4/15/2024 1:55:0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93</text:p>
          </table:table-cell>
          <table:table-cell table:style-name="ce3" office:value-type="string" calcext:value-type="string">
            <text:p>5.11</text:p>
          </table:table-cell>
          <table:table-cell table:style-name="ce3" office:value-type="float" office:value="1321" calcext:value-type="float">
            <text:p>1321</text:p>
          </table:table-cell>
          <table:table-cell/>
          <table:table-cell table:style-name="ce4" table:formula="of:=VALUE([.C59])*0.4+VALUE([.D59])*0.6" office:value-type="float" office:value="4.638" calcext:value-type="float">
            <text:p>4.6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57:03.883" calcext:value-type="date">
            <text:p>4/15/2024 1:57:0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77</text:p>
          </table:table-cell>
          <table:table-cell table:style-name="ce3" office:value-type="string" calcext:value-type="string">
            <text:p>7.88</text:p>
          </table:table-cell>
          <table:table-cell table:style-name="ce3" office:value-type="float" office:value="387" calcext:value-type="float">
            <text:p>387</text:p>
          </table:table-cell>
          <table:table-cell/>
          <table:table-cell table:style-name="ce4" table:formula="of:=VALUE([.C60])*0.4+VALUE([.D60])*0.6" office:value-type="float" office:value="6.236" calcext:value-type="float">
            <text:p>6.2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2:10.392" calcext:value-type="date">
            <text:p>4/15/2024 2:02:1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2.66</text:p>
          </table:table-cell>
          <table:table-cell table:style-name="ce3" office:value-type="string" calcext:value-type="string">
            <text:p>5.75</text:p>
          </table:table-cell>
          <table:table-cell table:style-name="ce3" office:value-type="float" office:value="1384" calcext:value-type="float">
            <text:p>1384</text:p>
          </table:table-cell>
          <table:table-cell/>
          <table:table-cell table:style-name="ce4" table:formula="of:=VALUE([.C61])*0.4+VALUE([.D61])*0.6" office:value-type="float" office:value="4.514" calcext:value-type="float">
            <text:p>4.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4:08.251" calcext:value-type="date">
            <text:p>4/15/2024 2:04:0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62</text:p>
          </table:table-cell>
          <table:table-cell table:style-name="ce3" office:value-type="string" calcext:value-type="string">
            <text:p>6.84</text:p>
          </table:table-cell>
          <table:table-cell table:style-name="ce3" office:value-type="float" office:value="756" calcext:value-type="float">
            <text:p>756</text:p>
          </table:table-cell>
          <table:table-cell/>
          <table:table-cell table:style-name="ce4" table:formula="of:=VALUE([.C62])*0.4+VALUE([.D62])*0.6" office:value-type="float" office:value="5.552" calcext:value-type="float">
            <text:p>5.5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4:15.53" calcext:value-type="date">
            <text:p>4/15/2024 2:04:1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05</text:p>
          </table:table-cell>
          <table:table-cell table:style-name="ce3" office:value-type="string" calcext:value-type="string">
            <text:p>6.06</text:p>
          </table:table-cell>
          <table:table-cell table:style-name="ce3" office:value-type="float" office:value="695" calcext:value-type="float">
            <text:p>695</text:p>
          </table:table-cell>
          <table:table-cell/>
          <table:table-cell table:style-name="ce4" table:formula="of:=VALUE([.C63])*0.4+VALUE([.D63])*0.6" office:value-type="float" office:value="5.656" calcext:value-type="float">
            <text:p>5.6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7:11.481" calcext:value-type="date">
            <text:p>4/15/2024 2:07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4" table:formula="of:=VALUE([.C64])*0.4+VALUE([.D64])*0.6" office:value-type="float" office:value="6.78" calcext:value-type="float">
            <text:p>6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11:44.998" calcext:value-type="date">
            <text:p>4/15/2024 2:11:4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00</text:p>
          </table:table-cell>
          <table:table-cell table:style-name="ce3" office:value-type="string" calcext:value-type="string">
            <text:p>7.77</text:p>
          </table:table-cell>
          <table:table-cell table:style-name="ce3" office:value-type="float" office:value="130" calcext:value-type="float">
            <text:p>130</text:p>
          </table:table-cell>
          <table:table-cell/>
          <table:table-cell table:style-name="ce4" table:formula="of:=VALUE([.C65])*0.4+VALUE([.D65])*0.6" office:value-type="float" office:value="7.062" calcext:value-type="float">
            <text:p>7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12:54.407" calcext:value-type="date">
            <text:p>4/15/2024 2:12:5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52</text:p>
          </table:table-cell>
          <table:table-cell table:style-name="ce3" office:value-type="string" calcext:value-type="string">
            <text:p>5.57</text:p>
          </table:table-cell>
          <table:table-cell table:style-name="ce3" office:value-type="float" office:value="754" calcext:value-type="float">
            <text:p>754</text:p>
          </table:table-cell>
          <table:table-cell/>
          <table:table-cell table:style-name="ce4" table:formula="of:=VALUE([.C66])*0.4+VALUE([.D66])*0.6" office:value-type="float" office:value="5.55" calcext:value-type="float">
            <text:p>5.5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21:56.266" calcext:value-type="date">
            <text:p>4/15/2024 2:21:5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string" calcext:value-type="string">
            <text:p>7.49</text:p>
          </table:table-cell>
          <table:table-cell table:style-name="ce3" office:value-type="float" office:value="56" calcext:value-type="float">
            <text:p>56</text:p>
          </table:table-cell>
          <table:table-cell/>
          <table:table-cell table:style-name="ce4" table:formula="of:=VALUE([.C67])*0.4+VALUE([.D67])*0.6" office:value-type="float" office:value="7.53" calcext:value-type="float">
            <text:p>7.5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25:32.046" calcext:value-type="date">
            <text:p>4/15/2024 2:25:3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68</text:p>
          </table:table-cell>
          <table:table-cell table:style-name="ce3" office:value-type="string" calcext:value-type="string">
            <text:p>6.33</text:p>
          </table:table-cell>
          <table:table-cell table:style-name="ce3" office:value-type="float" office:value="472" calcext:value-type="float">
            <text:p>472</text:p>
          </table:table-cell>
          <table:table-cell/>
          <table:table-cell table:style-name="ce4" table:formula="of:=VALUE([.C68])*0.4+VALUE([.D68])*0.6" office:value-type="float" office:value="6.07" calcext:value-type="float">
            <text:p>6.0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30:36.497" calcext:value-type="date">
            <text:p>4/15/2024 2:30:3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89</text:p>
          </table:table-cell>
          <table:table-cell table:style-name="ce3" office:value-type="string" calcext:value-type="string">
            <text:p>6.54</text:p>
          </table:table-cell>
          <table:table-cell table:style-name="ce3" office:value-type="float" office:value="575" calcext:value-type="float">
            <text:p>575</text:p>
          </table:table-cell>
          <table:table-cell/>
          <table:table-cell table:style-name="ce4" table:formula="of:=VALUE([.C69])*0.4+VALUE([.D69])*0.6" office:value-type="float" office:value="5.88" calcext:value-type="float">
            <text:p>5.8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3:50:38.646" calcext:value-type="date">
            <text:p>4/15/2024 3:50:3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6.27</text:p>
          </table:table-cell>
          <table:table-cell table:style-name="ce3" office:value-type="float" office:value="351" calcext:value-type="float">
            <text:p>351</text:p>
          </table:table-cell>
          <table:table-cell/>
          <table:table-cell table:style-name="ce4" table:formula="of:=VALUE([.C70])*0.4+VALUE([.D70])*0.6" office:value-type="float" office:value="6.29" calcext:value-type="float">
            <text:p>6.2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4:02:56.01" calcext:value-type="date">
            <text:p>4/15/2024 4:02:5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6.98</text:p>
          </table:table-cell>
          <table:table-cell table:style-name="ce3" office:value-type="float" office:value="467" calcext:value-type="float">
            <text:p>467</text:p>
          </table:table-cell>
          <table:table-cell/>
          <table:table-cell table:style-name="ce4" table:formula="of:=VALUE([.C71])*0.4+VALUE([.D71])*0.6" office:value-type="float" office:value="6.08" calcext:value-type="float">
            <text:p>6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4:16:58.286" calcext:value-type="date">
            <text:p>4/15/2024 4:16:5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11</text:p>
          </table:table-cell>
          <table:table-cell table:style-name="ce3" office:value-type="string" calcext:value-type="string">
            <text:p>7.05</text:p>
          </table:table-cell>
          <table:table-cell table:style-name="ce3" office:value-type="float" office:value="128" calcext:value-type="float">
            <text:p>128</text:p>
          </table:table-cell>
          <table:table-cell/>
          <table:table-cell table:style-name="ce4" table:formula="of:=VALUE([.C72])*0.4+VALUE([.D72])*0.6" office:value-type="float" office:value="7.074" calcext:value-type="float">
            <text:p>7.0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4:32:28.565" calcext:value-type="date">
            <text:p>4/15/2024 4:32:2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05</text:p>
          </table:table-cell>
          <table:table-cell table:style-name="ce3" office:value-type="string" calcext:value-type="string">
            <text:p>7.7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4" table:formula="of:=VALUE([.C73])*0.4+VALUE([.D73])*0.6" office:value-type="float" office:value="7.04" calcext:value-type="float">
            <text:p>7.0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05:31.267" calcext:value-type="date">
            <text:p>4/15/2024 5:05:3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11</text:p>
          </table:table-cell>
          <table:table-cell table:style-name="ce3" office:value-type="string" calcext:value-type="string">
            <text:p>5.74</text:p>
          </table:table-cell>
          <table:table-cell table:style-name="ce3" office:value-type="float" office:value="352" calcext:value-type="float">
            <text:p>352</text:p>
          </table:table-cell>
          <table:table-cell/>
          <table:table-cell table:style-name="ce4" table:formula="of:=VALUE([.C74])*0.4+VALUE([.D74])*0.6" office:value-type="float" office:value="6.288" calcext:value-type="float">
            <text:p>6.2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06:40.053" calcext:value-type="date">
            <text:p>4/15/2024 5:06:4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89</text:p>
          </table:table-cell>
          <table:table-cell table:style-name="ce3" office:value-type="string" calcext:value-type="string">
            <text:p>7.68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4" table:formula="of:=VALUE([.C75])*0.4+VALUE([.D75])*0.6" office:value-type="float" office:value="6.564" calcext:value-type="float">
            <text:p>6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22:14.568" calcext:value-type="date">
            <text:p>4/15/2024 5:22:1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93</text:p>
          </table:table-cell>
          <table:table-cell table:style-name="ce3" office:value-type="string" calcext:value-type="string">
            <text:p>6.46</text:p>
          </table:table-cell>
          <table:table-cell table:style-name="ce3" office:value-type="float" office:value="824" calcext:value-type="float">
            <text:p>824</text:p>
          </table:table-cell>
          <table:table-cell/>
          <table:table-cell table:style-name="ce4" table:formula="of:=VALUE([.C76])*0.4+VALUE([.D76])*0.6" office:value-type="float" office:value="5.448" calcext:value-type="float">
            <text:p>5.4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40:11.779" calcext:value-type="date">
            <text:p>4/15/2024 5:40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7.32</text:p>
          </table:table-cell>
          <table:table-cell table:style-name="ce3" office:value-type="float" office:value="257" calcext:value-type="float">
            <text:p>257</text:p>
          </table:table-cell>
          <table:table-cell/>
          <table:table-cell table:style-name="ce4" table:formula="of:=VALUE([.C77])*0.4+VALUE([.D77])*0.6" office:value-type="float" office:value="6.536" calcext:value-type="float">
            <text:p>6.5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11:00.553" calcext:value-type="date">
            <text:p>4/15/2024 6:11:0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52</text:p>
          </table:table-cell>
          <table:table-cell table:style-name="ce3" office:value-type="string" calcext:value-type="string">
            <text:p>8.20</text:p>
          </table:table-cell>
          <table:table-cell table:style-name="ce3" office:value-type="float" office:value="113" calcext:value-type="float">
            <text:p>113</text:p>
          </table:table-cell>
          <table:table-cell/>
          <table:table-cell table:style-name="ce4" table:formula="of:=VALUE([.C78])*0.4+VALUE([.D78])*0.6" office:value-type="float" office:value="7.128" calcext:value-type="float">
            <text:p>7.1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11:41.268" calcext:value-type="date">
            <text:p>4/15/2024 6:11:4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43</text:p>
          </table:table-cell>
          <table:table-cell table:style-name="ce3" office:value-type="string" calcext:value-type="string">
            <text:p>8.57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table:style-name="ce4" table:formula="of:=VALUE([.C79])*0.4+VALUE([.D79])*0.6" office:value-type="float" office:value="8.114" calcext:value-type="float">
            <text:p>8.1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13:02.439" calcext:value-type="date">
            <text:p>4/15/2024 6:13:0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6.65</text:p>
          </table:table-cell>
          <table:table-cell table:style-name="ce3" office:value-type="float" office:value="284" calcext:value-type="float">
            <text:p>284</text:p>
          </table:table-cell>
          <table:table-cell/>
          <table:table-cell table:style-name="ce4" table:formula="of:=VALUE([.C80])*0.4+VALUE([.D80])*0.6" office:value-type="float" office:value="6.454" calcext:value-type="float">
            <text:p>6.4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44:55.085" calcext:value-type="date">
            <text:p>4/15/2024 6:44:5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64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float" office:value="136" calcext:value-type="float">
            <text:p>136</text:p>
          </table:table-cell>
          <table:table-cell/>
          <table:table-cell table:style-name="ce4" table:formula="of:=VALUE([.C81])*0.4+VALUE([.D81])*0.6" office:value-type="float" office:value="7.036" calcext:value-type="float">
            <text:p>7.0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53:35.166" calcext:value-type="date">
            <text:p>4/15/2024 6:53:3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79</text:p>
          </table:table-cell>
          <table:table-cell table:style-name="ce3" office:value-type="string" calcext:value-type="string">
            <text:p>6.83</text:p>
          </table:table-cell>
          <table:table-cell table:style-name="ce3" office:value-type="float" office:value="175" calcext:value-type="float">
            <text:p>175</text:p>
          </table:table-cell>
          <table:table-cell/>
          <table:table-cell table:style-name="ce4" table:formula="of:=VALUE([.C82])*0.4+VALUE([.D82])*0.6" office:value-type="float" office:value="6.814" calcext:value-type="float">
            <text:p>6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55:36.335" calcext:value-type="date">
            <text:p>4/15/2024 6:55:3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75</text:p>
          </table:table-cell>
          <table:table-cell table:style-name="ce3" office:value-type="string" calcext:value-type="string">
            <text:p>7.06</text:p>
          </table:table-cell>
          <table:table-cell table:style-name="ce3" office:value-type="float" office:value="78" calcext:value-type="float">
            <text:p>78</text:p>
          </table:table-cell>
          <table:table-cell/>
          <table:table-cell table:style-name="ce4" table:formula="of:=VALUE([.C83])*0.4+VALUE([.D83])*0.6" office:value-type="float" office:value="7.336" calcext:value-type="float">
            <text:p>7.3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57:59.282" calcext:value-type="date">
            <text:p>4/15/2024 6:57:5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68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float" office:value="170" calcext:value-type="float">
            <text:p>170</text:p>
          </table:table-cell>
          <table:table-cell/>
          <table:table-cell table:style-name="ce4" table:formula="of:=VALUE([.C84])*0.4+VALUE([.D84])*0.6" office:value-type="float" office:value="6.826" calcext:value-type="float">
            <text:p>6.8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16:36.054" calcext:value-type="date">
            <text:p>4/15/2024 7:16:3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8.22</text:p>
          </table:table-cell>
          <table:table-cell table:style-name="ce3" office:value-type="string" calcext:value-type="string">
            <text:p>5.00</text:p>
          </table:table-cell>
          <table:table-cell table:style-name="ce3" office:value-type="float" office:value="423" calcext:value-type="float">
            <text:p>423</text:p>
          </table:table-cell>
          <table:table-cell/>
          <table:table-cell table:style-name="ce4" table:formula="of:=VALUE([.C85])*0.4+VALUE([.D85])*0.6" office:value-type="float" office:value="6.288" calcext:value-type="float">
            <text:p>6.2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19:36.496" calcext:value-type="date">
            <text:p>4/15/2024 7:19:3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84</text:p>
          </table:table-cell>
          <table:table-cell table:style-name="ce3" office:value-type="string" calcext:value-type="string">
            <text:p>6.52</text:p>
          </table:table-cell>
          <table:table-cell table:style-name="ce3" office:value-type="float" office:value="385" calcext:value-type="float">
            <text:p>385</text:p>
          </table:table-cell>
          <table:table-cell/>
          <table:table-cell table:style-name="ce4" table:formula="of:=VALUE([.C86])*0.4+VALUE([.D86])*0.6" office:value-type="float" office:value="6.248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21:16.114" calcext:value-type="date">
            <text:p>4/15/2024 7:21:1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8.23</text:p>
          </table:table-cell>
          <table:table-cell table:style-name="ce3" office:value-type="string" calcext:value-type="string">
            <text:p>5.82</text:p>
          </table:table-cell>
          <table:table-cell table:style-name="ce3" office:value-type="float" office:value="181" calcext:value-type="float">
            <text:p>181</text:p>
          </table:table-cell>
          <table:table-cell/>
          <table:table-cell table:style-name="ce4" table:formula="of:=VALUE([.C87])*0.4+VALUE([.D87])*0.6" office:value-type="float" office:value="6.784" calcext:value-type="float">
            <text:p>6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29:28.512" calcext:value-type="date">
            <text:p>4/15/2024 7:29:2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.98</text:p>
          </table:table-cell>
          <table:table-cell table:style-name="ce3" office:value-type="float" office:value="96" calcext:value-type="float">
            <text:p>96</text:p>
          </table:table-cell>
          <table:table-cell/>
          <table:table-cell table:style-name="ce4" table:formula="of:=VALUE([.C88])*0.4+VALUE([.D88])*0.6" office:value-type="float" office:value="7.188" calcext:value-type="float">
            <text:p>7.1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33:01.342" calcext:value-type="date">
            <text:p>4/15/2024 7:33:0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0</text:p>
          </table:table-cell>
          <table:table-cell table:style-name="ce3" office:value-type="string" calcext:value-type="string">
            <text:p>6.49</text:p>
          </table:table-cell>
          <table:table-cell table:style-name="ce3" office:value-type="float" office:value="523" calcext:value-type="float">
            <text:p>523</text:p>
          </table:table-cell>
          <table:table-cell/>
          <table:table-cell table:style-name="ce4" table:formula="of:=VALUE([.C89])*0.4+VALUE([.D89])*0.6" office:value-type="float" office:value="5.974" calcext:value-type="float">
            <text:p>5.9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37:01.183" calcext:value-type="date">
            <text:p>4/15/2024 7:37:0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7.66</text:p>
          </table:table-cell>
          <table:table-cell table:style-name="ce3" office:value-type="float" office:value="1343" calcext:value-type="float">
            <text:p>1343</text:p>
          </table:table-cell>
          <table:table-cell/>
          <table:table-cell table:style-name="ce4" table:formula="of:=VALUE([.C90])*0.4+VALUE([.D90])*0.6" office:value-type="float" office:value="4.596" calcext:value-type="float">
            <text:p>4.6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46:19.429" calcext:value-type="date">
            <text:p>4/15/2024 7:46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string" calcext:value-type="string">
            <text:p>8.19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style-name="ce4" table:formula="of:=VALUE([.C91])*0.4+VALUE([.D91])*0.6" office:value-type="float" office:value="7.95" calcext:value-type="float">
            <text:p>7.9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48:19.075" calcext:value-type="date">
            <text:p>4/15/2024 7:48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04</text:p>
          </table:table-cell>
          <table:table-cell table:style-name="ce3" office:value-type="string" calcext:value-type="string">
            <text:p>5.91</text:p>
          </table:table-cell>
          <table:table-cell table:style-name="ce3" office:value-type="float" office:value="741" calcext:value-type="float">
            <text:p>741</text:p>
          </table:table-cell>
          <table:table-cell/>
          <table:table-cell table:style-name="ce4" table:formula="of:=VALUE([.C92])*0.4+VALUE([.D92])*0.6" office:value-type="float" office:value="5.562" calcext:value-type="float">
            <text:p>5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8:12:27.468" calcext:value-type="date">
            <text:p>4/15/2024 8:12:2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79</text:p>
          </table:table-cell>
          <table:table-cell table:style-name="ce3" office:value-type="string" calcext:value-type="string">
            <text:p>7.39</text:p>
          </table:table-cell>
          <table:table-cell table:style-name="ce3" office:value-type="float" office:value="105" calcext:value-type="float">
            <text:p>105</text:p>
          </table:table-cell>
          <table:table-cell/>
          <table:table-cell table:style-name="ce4" table:formula="of:=VALUE([.C93])*0.4+VALUE([.D93])*0.6" office:value-type="float" office:value="7.15" calcext:value-type="float">
            <text:p>7.1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8:34:04.751" calcext:value-type="date">
            <text:p>4/15/2024 8:34:0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14</text:p>
          </table:table-cell>
          <table:table-cell table:style-name="ce3" office:value-type="string" calcext:value-type="string">
            <text:p>5.7</text:p>
          </table:table-cell>
          <table:table-cell table:style-name="ce3" office:value-type="float" office:value="1296" calcext:value-type="float">
            <text:p>1296</text:p>
          </table:table-cell>
          <table:table-cell/>
          <table:table-cell table:style-name="ce4" table:formula="of:=VALUE([.C94])*0.4+VALUE([.D94])*0.6" office:value-type="float" office:value="4.676" calcext:value-type="float">
            <text:p>4.6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8:47:27.526" calcext:value-type="date">
            <text:p>4/15/2024 8:47:2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6.43</text:p>
          </table:table-cell>
          <table:table-cell table:style-name="ce3" office:value-type="float" office:value="341" calcext:value-type="float">
            <text:p>341</text:p>
          </table:table-cell>
          <table:table-cell/>
          <table:table-cell table:style-name="ce4" table:formula="of:=VALUE([.C95])*0.4+VALUE([.D95])*0.6" office:value-type="float" office:value="6.322" calcext:value-type="float">
            <text:p>6.3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9:04:18.914" calcext:value-type="date">
            <text:p>4/15/2024 9:04:1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5.32</text:p>
          </table:table-cell>
          <table:table-cell table:style-name="ce3" office:value-type="float" office:value="660" calcext:value-type="float">
            <text:p>660</text:p>
          </table:table-cell>
          <table:table-cell/>
          <table:table-cell table:style-name="ce4" table:formula="of:=VALUE([.C96])*0.4+VALUE([.D96])*0.6" office:value-type="float" office:value="5.72" calcext:value-type="float">
            <text:p>5.7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9:18:53.364" calcext:value-type="date">
            <text:p>4/15/2024 9:18:5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string" calcext:value-type="string">
            <text:p>5.24</text:p>
          </table:table-cell>
          <table:table-cell table:style-name="ce3" office:value-type="float" office:value="422" calcext:value-type="float">
            <text:p>422</text:p>
          </table:table-cell>
          <table:table-cell/>
          <table:table-cell table:style-name="ce4" table:formula="of:=VALUE([.C97])*0.4+VALUE([.D97])*0.6" office:value-type="float" office:value="6.18" calcext:value-type="float">
            <text:p>6.1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9:26:47.742" calcext:value-type="date">
            <text:p>4/15/2024 9:26:4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float" office:value="109" calcext:value-type="float">
            <text:p>109</text:p>
          </table:table-cell>
          <table:table-cell/>
          <table:table-cell table:style-name="ce4" table:formula="of:=VALUE([.C98])*0.4+VALUE([.D98])*0.6" office:value-type="float" office:value="7.138" calcext:value-type="float">
            <text:p>7.1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0:16:00.834" calcext:value-type="date">
            <text:p>4/15/2024 10:16:0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8.07</text:p>
          </table:table-cell>
          <table:table-cell table:style-name="ce3" office:value-type="string" calcext:value-type="string">
            <text:p>4.75</text:p>
          </table:table-cell>
          <table:table-cell table:style-name="ce3" office:value-type="float" office:value="470" calcext:value-type="float">
            <text:p>470</text:p>
          </table:table-cell>
          <table:table-cell/>
          <table:table-cell table:style-name="ce4" table:formula="of:=VALUE([.C99])*0.4+VALUE([.D99])*0.6" office:value-type="float" office:value="6.078" calcext:value-type="float">
            <text:p>6.08</text:p>
          </table:table-cell>
          <table:table-cell table:number-columns-repeated="1015"/>
        </table:table-row>
        <table:table-row table:style-name="ro2" table:number-rows-repeated="104847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21:18:56.396062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Yanıtları_20_1" style:display-name="PageStyle_Form Yanıtları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dc:date>2024-04-16T21:19:09.444094881</dc:date>
    <meta:editing-duration>PT13S</meta:editing-duration>
    <meta:editing-cycles>1</meta:editing-cycles>
    <meta:document-statistic meta:table-count="1" meta:cell-count="61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4.009cm" svg:y="4.609cm" style:legend-expansion="high" chart:style-name="ch2"/>
        <chart:plot-area chart:style-name="ch3" table:cell-range-address="'Form Yanıtları 1'.G2:'Form Yanıtları 1'.G199 'Form Yanıtları 1'.E1:'Form Yanıtları 1'.E199" chart:data-source-has-labels="row" svg:x="0.317cm" svg:y="0.196cm" svg:width="13.375cm" svg:height="8.394cm">
          <chart:coordinate-region svg:x="1.159cm" svg:y="0.395cm" svg:width="12.346cm" svg:height="7.698cm"/>
          <chart:axis chart:dimension="x" chart:name="primary-x" chart:style-name="ch4">
            <chart:title svg:x="6.384cm" svg:y="8.787cm" chart:style-name="ch5">
              <text:p>ranking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Form Yanıtları 1'.E2:'Form Yanıtları 1'.E199" chart:label-cell-address="'Form Yanıtları 1'.E1:'Form Yanıtları 1'.E1" chart:class="chart:scatter">
            <chart:domain table:cell-range-address="'Form Yanıtları 1'.G2:'Form Yanıtları 1'.G199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anking</text:p>
                <draw:g>
                  <svg:desc>'Form Yanıtları 1'.E1:'Form Yanıtları 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8">
                <text:p>4.78</text:p>
                <draw:g>
                  <svg:desc>'Form Yanıtları 1'.G2:'Form Yanıtları 1'.G199</svg:desc>
                </draw:g>
              </table:table-cell>
              <table:table-cell office:value-type="float" office:value="1389">
                <text:p>1389</text:p>
                <draw:g>
                  <svg:desc>'Form Yanıtları 1'.E2:'Form Yanıtları 1'.E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24">
                <text:p>5.22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76">
                <text:p>8.0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84">
                <text:p>7.08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2">
                <text:p>6.6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52">
                <text:p>7.5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6">
                <text:p>6.12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08">
                <text:p>4.508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">
                <text:p>7.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78">
                <text:p>5.97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08">
                <text:p>6.60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98">
                <text:p>6.39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76">
                <text:p>6.5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2">
                <text:p>2.92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26">
                <text:p>7.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74">
                <text:p>7.8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8">
                <text:p>6.1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98">
                <text:p>5.49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76">
                <text:p>6.27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2">
                <text:p>7.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18">
                <text:p>6.51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3">
                <text:p>4.9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1">
                <text:p>7.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36">
                <text:p>6.7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54">
                <text:p>6.9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64">
                <text:p>7.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24">
                <text:p>5.92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12">
                <text:p>6.9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96">
                <text:p>6.39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2">
                <text:p>6.0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96">
                <text:p>6.79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06">
                <text:p>5.00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08">
                <text:p>7.2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56">
                <text:p>5.85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324">
                <text:p>5.32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42">
                <text:p>6.4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96">
                <text:p>6.19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7">
                <text:p>6.4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02">
                <text:p>7.4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88">
                <text:p>7.1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8">
                <text:p>6.66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14">
                <text:p>6.51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928">
                <text:p>6.9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56">
                <text:p>9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864">
                <text:p>7.8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862">
                <text:p>6.86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558">
                <text:p>6.55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086">
                <text:p>6.08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834">
                <text:p>6.8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86">
                <text:p>6.38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662">
                <text:p>6.66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02">
                <text:p>6.60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828">
                <text:p>5.82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46">
                <text:p>6.04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7">
                <text:p>5.4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12">
                <text:p>5.812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5">
                <text:p>6.7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38">
                <text:p>4.63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36">
                <text:p>6.23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514">
                <text:p>4.51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2">
                <text:p>5.55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6">
                <text:p>5.65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78">
                <text:p>6.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62">
                <text:p>7.0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5">
                <text:p>5.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3">
                <text:p>7.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07">
                <text:p>6.0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8">
                <text:p>5.8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9">
                <text:p>6.2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8">
                <text:p>6.0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74">
                <text:p>7.07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4">
                <text:p>7.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88">
                <text:p>6.28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564">
                <text:p>6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48">
                <text:p>5.44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536">
                <text:p>6.53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128">
                <text:p>7.1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114">
                <text:p>8.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454">
                <text:p>6.45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036">
                <text:p>7.0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814">
                <text:p>6.8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36">
                <text:p>7.3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26">
                <text:p>6.8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88">
                <text:p>6.28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48">
                <text:p>6.24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784">
                <text:p>6.78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88">
                <text:p>7.1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974">
                <text:p>5.97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96">
                <text:p>4.59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95">
                <text:p>7.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62">
                <text:p>5.56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5">
                <text:p>7.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76">
                <text:p>4.676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322">
                <text:p>6.32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72">
                <text:p>5.7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18">
                <text:p>6.1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138">
                <text:p>7.1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78">
                <text:p>6.0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